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</text:span><text:span text:style-name="T1">столбца A может </text:span><text:span text:style-name="T1">быть любой текст. </text:span><text:span text:style-name="T1">Читаются только </text:span><text:span text:style-name="T1">данные из </text:span><text:span text:style-name="T1">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</text:span><text:span text:style-name="T1">обязательны для </text:span><text:span text:style-name="T1">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</text:span><text:span text:style-name="T1">обязательны для </text:span><text:span text:style-name="T1">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03:21.7397466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03:42.365102995</dc:date>
    <meta:editing-duration>PT8M56S</meta:editing-duration>
    <meta:editing-cycles>4</meta:editing-cycles>
    <meta:generator>LibreOffice/5.1.6.2$Linux_X86_64 LibreOffice_project/10m0$Build-2</meta:generator>
    <meta:document-statistic meta:table-count="3" meta:cell-count="40" meta:object-count="0"/>
  </office:meta>
</office:document-meta>
</file>